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32cm" draw:marker-start="Arrow" draw:marker-start-width="0.32cm" draw:marker-end="Arrow" draw:marker-end-width="0.32cm" draw:fill="none" draw:textarea-vertical-align="middle" fo:padding-top="0.285cm" fo:padding-bottom="0.285cm" fo:padding-left="0.41cm" fo:padding-right="0.41cm"/>
    </style:style>
    <style:style style:name="gr5" style:family="graphic" style:parent-style-name="objectwithoutfill">
      <style:graphic-properties svg:stroke-width="0.82cm" draw:marker-start="Arrow" draw:marker-start-width="0.82cm" draw:marker-end="Arrow" draw:marker-end-width="0.82cm" draw:fill="none" draw:textarea-vertical-align="middle" fo:padding-top="0.535cm" fo:padding-bottom="0.535cm" fo:padding-left="0.66cm" fo:padding-right="0.66cm"/>
    </style:style>
    <style:style style:name="gr6" style:family="graphic" style:parent-style-name="standard">
      <style:graphic-properties svg:stroke-width="0.4cm" svg:stroke-color="#000000" draw:marker-start="Arrow" draw:marker-start-width="0.4cm" draw:marker-end="Arrow" draw:marker-end-width="0.4cm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svg:stroke-width="0.86cm" svg:stroke-color="#000000" draw:marker-start="Arrow" draw:marker-start-width="0.86cm" draw:marker-end="Arrow" draw:marker-end-width="0.86cm" draw:textarea-vertical-align="middle" fo:padding-top="0.555cm" fo:padding-bottom="0.555cm" fo:padding-left="0.68cm" fo:padding-right="0.68cm"/>
    </style:style>
    <style:style style:name="gr8" style:family="graphic" style:parent-style-name="standard">
      <style:graphic-properties svg:stroke-width="0.76cm" svg:stroke-color="#000000" draw:marker-start="Arrow" draw:marker-start-width="0.76cm" draw:marker-end="Arrow" draw:marker-end-width="0.76cm" draw:textarea-vertical-align="middle" fo:padding-top="0.505cm" fo:padding-bottom="0.505cm" fo:padding-left="0.63cm" fo:padding-right="0.63cm"/>
    </style:style>
    <style:style style:name="gr9" style:family="graphic" style:parent-style-name="standard">
      <style:graphic-properties svg:stroke-width="0.5cm" svg:stroke-color="#000000" draw:marker-start="Arrow" draw:marker-start-width="0.5cm" draw:marker-end="Arrow" draw:marker-end-width="0.5cm" draw:textarea-vertical-align="middle" fo:padding-top="0.375cm" fo:padding-bottom="0.375cm" fo:padding-left="0.5cm" fo:padding-right="0.5cm"/>
    </style:style>
    <style:style style:name="gr10" style:family="graphic" style:parent-style-name="objectwithoutfill">
      <style:graphic-properties svg:stroke-width="0.3cm" draw:marker-start="Arrow" draw:marker-start-width="0.29cm" draw:marker-end="Arrow" draw:marker-end-width="0.29cm" draw:fill="none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5cm" draw:marker-start="Arrow" draw:marker-start-width="0.5cm" draw:marker-end="Arrow" draw:marker-end-width="0.5cm" draw:fill="none" draw:textarea-vertical-align="middle" fo:padding-top="0.375cm" fo:padding-bottom="0.375cm" fo:padding-left="0.5cm" fo:padding-right="0.5cm"/>
    </style:style>
    <style:style style:name="gr12" style:family="graphic" style:parent-style-name="objectwithoutfill">
      <style:graphic-properties svg:stroke-width="0.7cm" draw:marker-start="Arrow" draw:marker-start-width="0.7cm" draw:marker-end="Arrow" draw:marker-end-width="0.7cm" draw:fill="none" draw:textarea-vertical-align="middle" fo:padding-top="0.475cm" fo:padding-bottom="0.475cm" fo:padding-left="0.6cm" fo:padding-right="0.6cm"/>
    </style:style>
    <style:style style:name="gr13" style:family="graphic" style:parent-style-name="objectwithoutfill">
      <style:graphic-properties svg:stroke-width="0.9cm" draw:marker-start="Arrow" draw:marker-start-width="0.9cm" draw:marker-end="Arrow" draw:marker-end-width="0.9cm" draw:fill="none" draw:textarea-vertical-align="middle" fo:padding-top="0.575cm" fo:padding-bottom="0.575cm" fo:padding-left="0.7cm" fo:padding-right="0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1.2cm"/>
    </style:style>
    <style:style style:name="gr16" style:family="graphic" style:parent-style-name="standard">
      <style:graphic-properties draw:stroke="none" svg:stroke-color="#cfe7f5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7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top="0cm" fo:margin-bottom="0.2cm"/>
    </style:style>
    <style:style style:name="P4" style:family="paragraph">
      <style:paragraph-properties fo:margin-top="0cm" fo:margin-bottom="0.1cm"/>
    </style:style>
    <style:style style:name="P5" style:family="paragraph">
      <style:paragraph-properties fo:margin-top="0cm" fo:margin-bottom="0.2cm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color="#eb613d" fo:font-size="26pt" style:font-size-asian="26pt" style:font-size-complex="26pt"/>
    </style:style>
    <style:style style:name="P8" style:family="paragraph">
      <style:text-properties fo:color="#0000ff"/>
    </style:style>
    <style:style style:name="P9" style:family="paragraph">
      <style:text-properties fo:color="#0000ff" fo:font-size="26pt" style:font-size-asian="26pt" style:font-size-complex="26pt"/>
    </style:style>
    <style:style style:name="P10" style:family="paragraph">
      <style:paragraph-properties fo:text-align="end"/>
      <style:text-properties fo:color="#808019" fo:font-size="26pt" style:font-size-asian="26pt" style:font-size-complex="26pt"/>
    </style:style>
    <style:style style:name="P11" style:family="paragraph">
      <style:paragraph-properties fo:text-align="end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eb613d"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808019" fo:font-size="26pt" style:font-size-asian="26pt" style:font-size-complex="26pt"/>
    </style:style>
    <style:style style:name="T6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cm" svg:height="2.2cm" svg:x="6.8cm" svg:y="1cm">
          <text:p text:style-name="P1"><text:span text:style-name="T1">ЭС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3cm" svg:height="2cm" svg:x="9.7cm" svg:y="3.2cm">
          <text:p text:style-name="P1"><text:span text:style-name="T1">ЛУ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1cm" svg:height="2cm" svg:x="5cm" svg:y="3.6cm">
          <text:p text:style-name="P1"><text:span text:style-name="T1">ГОР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cm" svg:height="2.1cm" svg:x="25.5cm" svg:y="13.8cm">
          <text:p text:style-name="P1"><text:span text:style-name="T1">СУХ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.1cm" svg:x="26.4cm" svg:y="17.2cm">
          <text:p text:style-name="P1"><text:span text:style-name="T1">КЛ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2cm" svg:x="1cm" svg:y="9.2cm">
          <text:p text:style-name="P1"><text:span text:style-name="T1">ЗР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cm" svg:height="2cm" svg:x="4cm" svg:y="9.3cm">
          <text:p text:style-name="P1"><text:span text:style-name="T1">Ю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2cm" svg:x="5.1cm" svg:y="11.7cm">
          <text:p text:style-name="P1"><text:span text:style-name="T1">ЛМШ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8cm" svg:y1="2.9cm" svg:x2="10cm" svg:y2="4cm">
          <text:p/>
        </draw:line>
        <draw:line draw:style-name="gr5" draw:text-style-name="P2" draw:layer="layout" svg:x1="7.1cm" svg:y1="4.7cm" svg:x2="9.9cm" svg:y2="4.4cm">
          <text:p/>
        </draw:line>
        <draw:line draw:style-name="gr6" draw:text-style-name="P2" draw:layer="layout" svg:x1="8cm" svg:y1="3.1cm" svg:x2="5.6cm" svg:y2="9.6cm">
          <text:p/>
        </draw:line>
        <draw:line draw:style-name="gr7" draw:text-style-name="P2" draw:layer="layout" svg:x1="5.7cm" svg:y1="5.3cm" svg:x2="2.2cm" svg:y2="9.3cm">
          <text:p/>
        </draw:line>
        <draw:line draw:style-name="gr8" draw:text-style-name="P2" draw:layer="layout" svg:x1="2.7cm" svg:y1="9.6cm" svg:x2="9.9cm" svg:y2="5.1cm">
          <text:p/>
        </draw:line>
        <draw:line draw:style-name="gr9" draw:text-style-name="P2" draw:layer="layout" svg:x1="11.3cm" svg:y1="5.1cm" svg:x2="26.3cm" svg:y2="17.8cm">
          <text:p/>
        </draw:line>
        <draw:line draw:style-name="gr10" draw:text-style-name="P2" draw:layer="layout" svg:x1="2cm" svg:y1="16cm" svg:x2="5.7cm" svg:y2="16cm">
          <text:p/>
        </draw:line>
        <draw:line draw:style-name="gr11" draw:text-style-name="P2" draw:layer="layout" svg:x1="2cm" svg:y1="17.1cm" svg:x2="5.7cm" svg:y2="17.1cm">
          <text:p/>
        </draw:line>
        <draw:line draw:style-name="gr12" draw:text-style-name="P2" draw:layer="layout" svg:x1="2cm" svg:y1="18.2cm" svg:x2="5.7cm" svg:y2="18.2cm">
          <text:p/>
        </draw:line>
        <draw:line draw:style-name="gr13" draw:text-style-name="P2" draw:layer="layout" svg:x1="2cm" svg:y1="19.4cm" svg:x2="5.7cm" svg:y2="19.4cm">
          <text:p/>
        </draw:line>
        <draw:frame draw:style-name="gr14" draw:text-style-name="P5" draw:layer="layout" svg:width="1.679cm" svg:height="4.527cm" svg:x="6.32cm" svg:y="15.5cm">
          <draw:text-box>
            <text:p text:style-name="P3"><text:span text:style-name="T2">0.3</text:span></text:p>
            <text:p text:style-name="P4"><text:span text:style-name="T2">0.5</text:span></text:p>
            <text:p text:style-name="P3"><text:span text:style-name="T2">0.7</text:span></text:p>
            <text:p text:style-name="P3"><text:span text:style-name="T2">0.9</text:span></text:p>
          </draw:text-box>
        </draw:frame>
        <draw:frame draw:style-name="gr15" draw:text-style-name="P6" draw:layer="layout" svg:width="16.2cm" svg:height="1.45cm" svg:x="1.7cm" svg:y="14.4cm">
          <draw:text-box>
            <text:p><text:span text:style-name="T2">Mantel correlation coefficient (p&lt;0.05)</text:span></text:p>
          </draw:text-box>
        </draw:frame>
        <draw:frame draw:style-name="gr14" draw:text-style-name="P7" draw:layer="layout" svg:width="4.765cm" svg:height="1.276cm" svg:x="23.635cm" svg:y="11.824cm">
          <draw:text-box>
            <text:p><text:span text:style-name="T3">Губа Чупа</text:span></text:p>
          </draw:text-box>
        </draw:frame>
        <draw:frame draw:style-name="gr16" draw:text-style-name="P9" draw:layer="layout" svg:width="4.376cm" svg:height="1.276cm" svg:x="9.563cm" svg:y="1.224cm">
          <draw:text-box>
            <text:p text:style-name="P8"><text:span text:style-name="T4">Лувеньга</text:span></text:p>
          </draw:text-box>
        </draw:frame>
        <draw:frame draw:style-name="gr14" draw:text-style-name="P10" draw:layer="layout" svg:width="5.116cm" svg:height="2.301cm" svg:x="6.7cm" svg:y="9.5cm">
          <draw:text-box>
            <text:p><text:span text:style-name="T5">Северный </text:span></text:p>
            <text:p><text:span text:style-name="T5">архипелаг</text:span></text:p>
          </draw:text-box>
        </draw:frame>
        <draw:frame draw:style-name="gr17" draw:text-style-name="P11" draw:layer="layout" svg:width="14.6cm" svg:height="7.35cm" svg:x="14.1cm" svg:y="1.2cm">
          <draw:text-box>
            <text:p text:style-name="P11"><text:span text:style-name="T6">Участки: </text:span></text:p>
            <text:p text:style-name="P11"><text:span text:style-name="T6">ЭСТ — эстуарий р. Лувеньги</text:span></text:p>
            <text:p text:style-name="P11"><text:span text:style-name="T6">ГОР – о. Горелый</text:span></text:p>
            <text:p text:style-name="P11"><text:span text:style-name="T6">ЛУВ – материковая литораль, Лувеньга</text:span></text:p>
            <text:p text:style-name="P11"><text:span text:style-name="T6">ЗРС — Западная Ряшкова самла</text:span></text:p>
            <text:p text:style-name="P11"><text:span text:style-name="T6">ЮГ – Южная губа о.Ряшкова</text:span></text:p>
            <text:p text:style-name="P11"><text:span text:style-name="T6">СУХ – Сухая салма</text:span></text:p>
            <text:p text:style-name="P11"><text:span text:style-name="T6">КЛЩ — б.Клющих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phia Nazarova</meta:initial-creator>
    <meta:creation-date>2014-09-06T12:34:22</meta:creation-date>
    <dc:date>2014-11-09T16:54:20</dc:date>
    <dc:creator>Sophia Nazarova</dc:creator>
    <meta:editing-duration>PT31M6S</meta:editing-duration>
    <meta:editing-cycles>5</meta:editing-cycles>
    <meta:generator>LibreOffice/3.6$Linux_X86_64 LibreOffice_project/360m1$Build-2</meta:generator>
    <meta:document-statistic meta:object-count="24"/>
  </office:meta>
</office:document-meta>
</file>